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479cm" style:use-optimal-column-width="false"/>
    </style:style>
    <style:style style:name="co2" style:family="table-column">
      <style:table-column-properties style:column-width="4.438cm" style:use-optimal-column-width="false"/>
    </style:style>
    <style:style style:name="co3" style:family="table-column">
      <style:table-column-properties style:column-width="6.122cm" style:use-optimal-column-width="false"/>
    </style:style>
    <style:style style:name="co4" style:family="table-column">
      <style:table-column-properties style:column-width="6.46cm" style:use-optimal-column-width="false"/>
    </style:style>
    <style:style style:name="co5" style:family="table-column">
      <style:table-column-properties style:column-width="5.871cm" style:use-optimal-column-width="false"/>
    </style:style>
    <style:style style:name="co6" style:family="table-column">
      <style:table-column-properties style:column-width="13.043cm" style:use-optimal-column-width="false"/>
    </style:style>
    <style:style style:name="co7" style:family="table-column">
      <style:table-column-properties style:column-width="4.785cm" style:use-optimal-column-width="false"/>
    </style:style>
    <style:style style:name="co8" style:family="table-column">
      <style:table-column-properties style:column-width="5.01cm" style:use-optimal-column-width="false"/>
    </style:style>
    <style:style style:name="co9" style:family="table-column">
      <style:table-column-properties style:column-width="4.604cm" style:use-optimal-column-width="false"/>
    </style:style>
    <style:style style:name="co10" style:family="table-column">
      <style:table-column-properties style:column-width="14.099cm" style:use-optimal-column-width="false"/>
    </style:style>
    <style:style style:name="ro1" style:family="table-row">
      <style:table-row-properties style:row-height="3.414cm" style:use-optimal-row-height="false"/>
    </style:style>
    <style:style style:name="ro2" style:family="table-row">
      <style:table-row-properties style:row-height="1.94cm" style:use-optimal-row-height="false"/>
    </style:style>
    <style:style style:name="ro3" style:family="table-row">
      <style:table-row-properties style:row-height="1.999cm" style:use-optimal-row-height="false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reast Sonograph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cy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input to ANN</text:p>
          </draw:text-box>
        </draw:frame>
        <draw:frame draw:style-name="standard" draw:layer="layout" svg:width="27.369cm" svg:height="3.413cm" svg:x="0.296cm" svg:y="6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2">sz<text:line-break/>(腫瘤直徑）</text:p>
              </table:table-cell>
              <table:table-cell>
                <text:p text:style-name="P2">TD<text:line-break/>(腫瘤深度）</text:p>
              </table:table-cell>
              <table:table-cell>
                <text:p text:style-name="P2">ED_Strain<text:line-break/>(下壓深度/總厚度)</text:p>
              </table:table-cell>
              <table:table-cell>
                <text:p text:style-name="P2">ST<text:line-break/>（腫瘤硬度）</text:p>
              </table:table-cell>
              <table:table-cell>
                <text:p text:style-name="P2">Al<text:line-break/>（左半部的振幅）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441cm" svg:height="1.939cm" svg:x="0.155cm" svg:y="10.7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gray3">
              <table:table-cell>
                <text:p text:style-name="P2">Areal<text:line-break/>(曲線下面積，並未扣除基底部分的面積)</text:p>
              </table:table-cell>
              <table:table-cell>
                <text:p text:style-name="P2">arear<text:line-break/>(訓練用面積）</text:p>
              </table:table-cell>
              <table:table-cell>
                <text:p text:style-name="P2">wl<text:line-break/>(左半部寬度)</text:p>
              </table:table-cell>
              <table:table-cell>
                <text:p text:style-name="P2">Rl<text:line-break/>(右半部寬度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2.257cm" svg:height="0.947cm" svg:x="0.743cm" svg:y="1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4.098cm" svg:height="1.998cm" svg:x="0.182cm" svg:y="14.12cm">
          <table:table table:template-name="earth" table:use-first-row-styles="true" table:use-banding-rows-styles="true">
            <table:table-column table:style-name="co10"/>
            <table:table-row table:style-name="ro3">
              <table:table-cell table:style-name="ce1">
                <text:p text:style-name="P3">Ground Truth : 硬度比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style:style style:name="orange3" style:family="table-cell" style:parent-style-name="default">
      <loext:graphic-properties draw:fill="solid" draw:fill-color="#ff6633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3" style:family="table-cell" style:parent-style-name="default">
      <loext:graphic-properties draw:fill="solid" draw:fill-color="#5c8526"/>
    </style:style>
    <style:style style:name="seetang3" style:family="table-cell" style:parent-style-name="default">
      <loext:graphic-properties draw:fill="solid" draw:fill-color="#33a3a3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22:29:20.941624854</meta:creation-date>
    <meta:editing-duration>PT8M39S</meta:editing-duration>
    <meta:editing-cycles>3</meta:editing-cycles>
    <meta:generator>LibreOffice/6.4.7.2$Linux_X86_64 LibreOffice_project/40$Build-2</meta:generator>
    <dc:title>Alizarin</dc:title>
    <dc:date>2022-02-04T22:38:01.040420417</dc:date>
    <meta:document-statistic meta:object-count="4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NN_feature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table:number-columns-repeated="9"/>
          <table:table-cell office:value-type="string" calcext:value-type="string">
            <text:p>Label</text:p>
            <text:p>(硬度比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2:35:55.058289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